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3c7" officeooo:paragraph-rsid="000cd3c7"/>
    </style:style>
    <style:style style:name="P2" style:family="paragraph" style:parent-style-name="Standard">
      <style:text-properties officeooo:rsid="000cd3c7" officeooo:paragraph-rsid="000e28e4"/>
    </style:style>
    <style:style style:name="P3" style:family="paragraph" style:parent-style-name="Standard">
      <style:text-properties officeooo:rsid="000e28e4" officeooo:paragraph-rsid="000e28e4"/>
    </style:style>
    <style:style style:name="P4" style:family="paragraph" style:parent-style-name="Standard">
      <style:text-properties officeooo:rsid="00125afb" officeooo:paragraph-rsid="00125afb"/>
    </style:style>
    <style:style style:name="P5" style:family="paragraph" style:parent-style-name="Standard">
      <style:text-properties officeooo:rsid="00141315" officeooo:paragraph-rsid="00141315"/>
    </style:style>
    <style:style style:name="P6" style:family="paragraph" style:parent-style-name="Standard">
      <style:text-properties officeooo:rsid="00154492" officeooo:paragraph-rsid="00154492"/>
    </style:style>
    <style:style style:name="P7" style:family="paragraph" style:parent-style-name="Standard">
      <style:text-properties officeooo:rsid="000cd3c7" officeooo:paragraph-rsid="000cd3c7"/>
    </style:style>
    <style:style style:name="P8" style:family="paragraph" style:parent-style-name="Standard">
      <style:text-properties officeooo:rsid="0016cec4" officeooo:paragraph-rsid="0016cec4"/>
    </style:style>
    <style:style style:name="T1" style:family="text">
      <style:text-properties officeooo:rsid="000cd3c7"/>
    </style:style>
    <style:style style:name="T2" style:family="text">
      <style:text-properties officeooo:rsid="000e28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m Einfügen in Gerüst:</text:p>
      <text:p text:style-name="P1"/>
      <text:p text:style-name="P1">Notwendigkeit:</text:p>
      <text:p text:style-name="P2">Software <text:span text:style-name="T2">Entwickkler</text:span> kennen alle die <text:span text:style-name="T2">Geschichten der Explosion der Ariane Rakete, verursacht durch eine ungültige Datentypkonvertierung oder vom </text:span>Arbeitslosengeld, <text:span text:style-name="T2">welches</text:span> seine Empfänger nicht <text:span text:style-name="T2">erreicht, weil die Kontonummern mit weniger als 10 Stellen</text:span> <text:span text:style-name="T2">rechtsbündig eingerückt wurden.</text:span> <text:span text:style-name="T2">(</text:span><text:a xlink:type="simple" xlink:href="http://www.math.umn.edu/~arnold/disasters/ariane.html" text:style-name="Internet_20_link" text:visited-style-name="Visited_20_Internet_20_Link"><text:span text:style-name="T2">http://www.math.umn.edu/~arnold/disasters/ariane.html</text:span></text:a><text:span text:style-name="T2">, </text:span><text:a xlink:type="simple" xlink:href="http://www.heise.de/newsticker/meldung/Hartz-IV-GAU-bei-der-Arbeitslosengeld-II-Zahlung-Update-124331.html" text:style-name="Internet_20_link" text:visited-style-name="Visited_20_Internet_20_Link"><text:span text:style-name="T2">http://www.heise.de/newsticker/meldung/Hartz-IV-GAU-bei-der-Arbeitslosengeld-II-Zahlung-Update-124331.html</text:span></text:a><text:span text:style-name="T2">)</text:span></text:p>
      <text:p text:style-name="P3">Trotzdem ist das <text:s/><text:span text:style-name="T1">Testen der entwickelten Software mehr eine lästige Pflicht als eine interessante Aufgabe.</text:span></text:p>
      <text:p text:style-name="P1">Getrieben durch die stetig wachsende Komplexität, Integrationsgrad und insbesondere die hohe Abhängigkeit von Software Systemen, wird der Software Test strategisch immer bedeutender.</text:p>
      <text:p text:style-name="P1">(Softwaretechnik, Pearson 2010, Grechening, Bernhart, Breiteneder, Kappel)</text:p>
      <text:p text:style-name="P1"/>
      <text:p text:style-name="P4">Kleinere Projekte, mit einem überschaubarem Entwicklerteam und ebenso überschaubaren Code, haben es leichter mit den üblichen Methoden eine gute Testabdeckung zu erreichen.</text:p>
      <text:p text:style-name="P4">Die Kommunikation unter den Entwicklern ist mit weniger Personen einfacher und die Menge der möglichen Fehler (Bugs) ist aufgrund der Projektgröße geringer. Was nicht heißt, dass die Komplexität ebenfalls gering sein muss.</text:p>
      <text:p text:style-name="P4"/>
      <text:p text:style-name="P4">Bei größeren Projekten mit einem Entwicklerteam, welches eventuell weltweit verstreut tätig ist, und einer enormen Menge von Software Komponenten, wird das schwierig.</text:p>
      <text:p text:style-name="P4"/>
      <text:p text:style-name="P4">Die Tests werden so umfangreich, nicht nur an geschriebenen Codezeilen, auch an Personalaufwand, dass eine Automatisierung sinnvoll ist.</text:p>
      <text:p text:style-name="P4">Ein manueller Testfall kann von menschlichen Tester interpretiert werden und daher wesentlich abstrakter entworfen werden als ein voll automatisierter Testfall.</text:p>
      <text:p text:style-name="P5">Die Studie von Dustin 1999 zeigt, dass der Zeitaufwand für einen automatisierten Testfalldoppelt so hoch ist wie im manuellen Testfall. Dafür ist der Aufwand der Durchführung sehr viel geringer.</text:p>
      <text:p text:style-name="P5">Besonders wenn viele Testdurchläufe nötig sind.</text:p>
      <text:p text:style-name="P6">( <text:span text:style-name="T1">Softwaretechnik, Pearson 2010, Grechening, Bernhart, Breiteneder, Kappel</text:span>)</text:p>
      <text:p text:style-name="P5"/>
      <text:p text:style-name="P5"/>
      <text:p text:style-name="P5"/>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German Testing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8:50:00.158288285</meta:creation-date>
    <meta:generator>LibreOffice/5.1.2.2$Linux_X86_64 LibreOffice_project/10m0$Build-2</meta:generator>
    <dc:date>2016-10-29T17:07:05.848491494</dc:date>
    <meta:editing-duration>PT24M23S</meta:editing-duration>
    <meta:editing-cycles>4</meta:editing-cycles>
    <meta:document-statistic meta:table-count="0" meta:image-count="0" meta:object-count="0" meta:page-count="1" meta:paragraph-count="15" meta:word-count="246" meta:character-count="2039" meta:non-whitespace-character-count="1807"/>
  </office:meta>
</office:document-meta>
</file>